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ff3333" draw:marker-start="Circle" draw:marker-start-width="0.3cm" draw:marker-end="Circle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="Circle" draw:marker-start-width="0.3cm" draw:marker-end="Circle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T1" style:family="text">
      <style:text-properties fo:color="#ff3333" style:font-name="Arial3" style:font-name-asian="Arial3" style:font-name-complex="Arial3"/>
    </style:style>
    <style:style style:name="T2" style:family="text">
      <style:text-properties fo:color="#ff3333" style:text-position="sub 58%" style:font-name="Arial" fo:font-size="18pt" style:font-name-asian="Arial3" style:font-size-asian="18pt" style:font-name-complex="Arial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606cm" svg:y1="2.416cm" svg:x2="10.606cm" svg:y2="8.258cm">
          <text:p/>
        </draw:line>
        <draw:line draw:style-name="gr1" draw:text-style-name="P1" draw:layer="layout" svg:x1="1.589cm" svg:y1="6.099cm" svg:x2="1.589cm" svg:y2="8.258cm">
          <text:p/>
        </draw:line>
        <draw:line draw:style-name="gr2" draw:text-style-name="P1" draw:layer="layout" svg:x1="1.489cm" svg:y1="6.099cm" svg:x2="10.733cm" svg:y2="2.416cm">
          <text:p/>
        </draw:line>
        <draw:line draw:style-name="gr3" draw:text-style-name="P1" draw:layer="layout" svg:x1="1.462cm" svg:y1="8.258cm" svg:x2="10.733cm" svg:y2="8.258cm">
          <text:p/>
        </draw:line>
        <draw:line draw:style-name="gr4" draw:text-style-name="P1" draw:layer="layout" svg:x1="5.526cm" svg:y1="3.177cm" svg:x2="5.526cm" svg:y2="8.638cm">
          <text:p/>
        </draw:line>
        <draw:custom-shape draw:style-name="gr5" draw:text-style-name="P1" draw:layer="layout" svg:width="0.3cm" svg:height="0.3cm" svg:x="5.379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cm" svg:height="0.3cm" svg:x="5.379cm" svg:y="4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016cm" svg:height="1.012cm" svg:x="1.155cm" svg:y="8.599cm">
          <draw:text-box>
            <text:p>P</text:p>
          </draw:text-box>
        </draw:frame>
        <draw:frame draw:style-name="gr7" draw:layer="layout" svg:width="1.016cm" svg:height="1.012cm" svg:x="5.015cm" svg:y="8.599cm">
          <draw:text-box>
            <text:p text:style-name="P1">f</text:p>
          </draw:text-box>
        </draw:frame>
        <draw:frame draw:style-name="gr7" draw:layer="layout" svg:width="1.016cm" svg:height="1.012cm" svg:x="10.075cm" svg:y="8.599cm">
          <draw:text-box>
            <text:p text:style-name="P1">N</text:p>
          </draw:text-box>
        </draw:frame>
        <draw:frame draw:style-name="gr7" draw:text-style-name="P2" draw:layer="layout" svg:width="1.577cm" svg:height="1.171cm" svg:x="0.855cm" svg:y="4.699cm">
          <draw:text-box>
            <text:p text:style-name="P1"><text:span text:style-name="T1">ø</text:span><text:span text:style-name="T2">P</text:span></text:p>
          </draw:text-box>
        </draw:frame>
        <draw:frame draw:style-name="gr7" draw:text-style-name="P2" draw:layer="layout" svg:width="1.577cm" svg:height="1.171cm" svg:x="4.129cm" svg:y="3.15cm">
          <draw:text-box>
            <text:p text:style-name="P1"><text:span text:style-name="T1">ø</text:span><text:span text:style-name="T2">f</text:span></text:p>
          </draw:text-box>
        </draw:frame>
        <draw:frame draw:style-name="gr7" draw:text-style-name="P2" draw:layer="layout" svg:width="1.577cm" svg:height="1.171cm" svg:x="9.41cm" svg:y="1.273cm">
          <draw:text-box>
            <text:p text:style-name="P1"><text:span text:style-name="T1">ø</text:span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30T09:53:08</meta:creation-date>
    <dc:date>2014-11-08T21:15:45.516978346</dc:date>
    <meta:editing-duration>PT1H4M53S</meta:editing-duration>
    <meta:editing-cycles>8</meta:editing-cycles>
    <meta:generator>LibreOffice/4.2.7.2$Linux_x86 LibreOffice_project/420m0$Build-2</meta:generator>
    <meta:document-statistic meta:object-count="13"/>
  </office:meta>
</office:document-meta>
</file>